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48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56.09mm"/>
    </style:style>
    <style:style style:name="co6" style:family="table-column">
      <style:table-column-properties fo:break-before="auto" style:column-width="47.64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51.73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38.12mm"/>
    </style:style>
    <style:style style:name="co13" style:family="table-column">
      <style:table-column-properties fo:break-before="auto" style:column-width="26.41mm"/>
    </style:style>
    <style:style style:name="co14" style:family="table-column">
      <style:table-column-properties fo:break-before="auto" style:column-width="34.03mm"/>
    </style:style>
    <style:style style:name="co15" style:family="table-column">
      <style:table-column-properties fo:break-before="auto" style:column-width="66.99mm"/>
    </style:style>
    <style:style style:name="co16" style:family="table-column">
      <style:table-column-properties fo:break-before="auto" style:column-width="36.21mm"/>
    </style:style>
    <style:style style:name="co17" style:family="table-column">
      <style:table-column-properties fo:break-before="auto" style:column-width="40.3mm"/>
    </style:style>
    <style:style style:name="co18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able-cell-properties fo:background-color="#89c765"/>
    </style:style>
    <style:style style:name="ce9" style:family="table-cell" style:parent-style-name="Default">
      <style:table-cell-properties fo:background-color="#89c765"/>
    </style:style>
    <style:style style:name="ce10" style:family="table-cell" style:parent-style-name="Default">
      <style:table-cell-properties fo:background-color="#f37b70"/>
      <style:text-properties fo:color="#000000"/>
    </style:style>
    <style:style style:name="ce11" style:family="table-cell" style:parent-style-name="Default">
      <style:table-cell-properties fo:background-color="#f04e4d"/>
      <style:text-properties fo:color="#000000"/>
    </style:style>
    <style:style style:name="ce12" style:family="table-cell" style:parent-style-name="Default">
      <style:table-cell-properties fo:background-color="#f04e4d"/>
    </style:style>
    <style:style style:name="ce13" style:family="table-cell" style:parent-style-name="Default">
      <style:table-cell-properties fo:background-color="#89c765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37b70" style:text-align-source="fix" style:repeat-content="fals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f04e4d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ark-check-driver-memory" table:style-name="ta1">
        <table:shapes>
          <draw:frame draw:z-index="0" draw:style-name="gr1" draw:text-style-name="P1" svg:width="159.99mm" svg:height="89.99mm" svg:x="23.58mm" svg:y="280.95mm">
            <draw:object draw:notify-on-update-of-ranges="'Spark-check-driver-memory'.C2:'Spark-check-driver-memory'.C22 'Spark-check-driver-memory'.G2:'Spark-check-driver-memory'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1" table:number-columns-repeated="2" table:default-cell-style-name="ce18"/>
        <table:table-column table:style-name="co2" table:default-cell-style-name="ce18"/>
        <table:table-column table:style-name="co4" table:default-cell-style-name="ce18"/>
        <table:table-column table:style-name="co1" table:number-columns-repeated="1017" table:default-cell-style-name="ce18"/>
        <table:table-row table:style-name="ro1">
          <table:table-cell office:value-type="string" calcext:value-type="string">
            <text:p>Période </text:p>
          </table:table-cell>
          <table:table-cell office:value-type="string" calcext:value-type="string">
            <text:p>Mémoire du driver (G)</text:p>
          </table:table-cell>
          <table:table-cell office:value-type="string" calcext:value-type="string">
            <text:p>Essai 1</text:p>
          </table:table-cell>
          <table:table-cell/>
          <table:table-cell office:value-type="string" calcext:value-type="string">
            <text:p>Période</text:p>
          </table:table-cell>
          <table:table-cell office:value-type="string" calcext:value-type="string">
            <text:p>Mémoire du driver (G)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table:number-columns-repeated="2"/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aine</text:p>
          </table:table-cell>
          <table:table-cell office:value-type="string" calcext:value-type="string">
            <text:p>mediane (min)</text:p>
          </table:table-cell>
          <table:table-cell table:number-columns-repeated="1009"/>
        </table:table-row>
        <table:table-row table:style-name="ro1">
          <table:table-cell table:style-name="ce19" office:value-type="date" office:date-value="2018-02-07" calcext:value-type="date">
            <text:p>07/02/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7 à 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1" calcext:value-type="float">
            <text:p>3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124" calcext:value-type="float">
            <text:p>31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88" calcext:value-type="float">
            <text:p>6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82" calcext:value-type="float">
            <text:p>6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65" calcext:value-type="float">
            <text:p>66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30" calcext:value-type="float">
            <text:p>7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25" calcext:value-type="float">
            <text:p>32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61" calcext:value-type="float">
            <text:p>6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40" calcext:value-type="float">
            <text:p>34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19" calcext:value-type="float">
            <text:p>7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26" calcext:value-type="float">
            <text:p>72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39" calcext:value-type="float">
            <text:p>7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26" calcext:value-type="float">
            <text:p>32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77" calcext:value-type="float">
            <text:p>6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64" calcext:value-type="float">
            <text:p>66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22" calcext:value-type="float">
            <text:p>32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78" calcext:value-type="float">
            <text:p>67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73" calcext:value-type="float">
            <text:p>6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718" calcext:value-type="float">
            <text:p>718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formula="of:=MEDIAN([.G9:.G22])/60" office:value-type="float" office:value="11.4166666666667" calcext:value-type="float">
            <text:p>11.4166666666667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local-vs-local-all-core" table:style-name="ta1"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1" table:number-columns-repeated="6" table:default-cell-style-name="ce18"/>
        <table:table-column table:style-name="co9" table:default-cell-style-name="ce18"/>
        <table:table-column table:style-name="co1" table:number-columns-repeated="1013" table:default-cell-style-name="ce18"/>
        <table:table-row table:style-name="ro1">
          <table:table-cell table:style-name="ce20" office:value-type="string" calcext:value-type="string">
            <text:p>Période (date début – date fin)</text:p>
          </table:table-cell>
          <table:table-cell table:style-name="ce20" office:value-type="string" calcext:value-type="string">
            <text:p>Taille de données (octets)</text:p>
          </table:table-cell>
          <table:table-cell table:style-name="ce20" office:value-type="string" calcext:value-type="string">
            <text:p>Driver-memory</text:p>
          </table:table-cell>
          <table:table-cell table:style-name="ce20" office:value-type="string" calcext:value-type="string">
            <text:p>--master </text:p>
          </table:table-cell>
          <table:table-cell table:style-name="ce20" office:value-type="string" calcext:value-type="string">
            <text:p>Essai 1</text:p>
          </table:table-cell>
          <table:table-cell table:style-name="ce20" office:value-type="string" calcext:value-type="string">
            <text:p>Essai 2</text:p>
          </table:table-cell>
          <table:table-cell table:style-name="ce20" office:value-type="string" calcext:value-type="string">
            <text:p>Essai 3</text:p>
          </table:table-cell>
          <table:table-cell table:style-name="ce20" office:value-type="string" calcext:value-type="string">
            <text:p>Essai 4</text:p>
          </table:table-cell>
          <table:table-cell table:style-name="ce20" office:value-type="string" calcext:value-type="string">
            <text:p>Essai 5</text:p>
          </table:table-cell>
          <table:table-cell table:style-name="ce20" office:value-type="string" calcext:value-type="string">
            <text:p>Médiane</text:p>
          </table:table-cell>
          <table:table-cell table:style-name="ce20" office:value-type="string" calcext:value-type="string">
            <text:p>Médiane (min)</text:p>
          </table:table-cell>
          <table:table-cell table:style-name="ce20" table:number-columns-repeated="1013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14" calcext:value-type="float">
            <text:p>314</text:p>
          </table:table-cell>
          <table:table-cell office:value-type="float" office:value="280" calcext:value-type="float">
            <text:p>280</text:p>
          </table:table-cell>
          <table:table-cell office:value-type="float" office:value="324" calcext:value-type="float">
            <text:p>324</text:p>
          </table:table-cell>
          <table:table-cell table:formula="of:=MEDIAN([.E2:.I2])" office:value-type="float" office:value="301" calcext:value-type="float">
            <text:p>301</text:p>
          </table:table-cell>
          <table:table-cell table:formula="of:=MEDIAN([.E2:.I2])/60" office:value-type="float" office:value="5.01666666666667" calcext:value-type="float">
            <text:p>5.01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722" calcext:value-type="float">
            <text:p>722</text:p>
          </table:table-cell>
          <table:table-cell office:value-type="float" office:value="645" calcext:value-type="float">
            <text:p>645</text:p>
          </table:table-cell>
          <table:table-cell office:value-type="float" office:value="597" calcext:value-type="float">
            <text:p>597</text:p>
          </table:table-cell>
          <table:table-cell office:value-type="float" office:value="655" calcext:value-type="float">
            <text:p>655</text:p>
          </table:table-cell>
          <table:table-cell office:value-type="float" office:value="603" calcext:value-type="float">
            <text:p>603</text:p>
          </table:table-cell>
          <table:table-cell table:formula="of:=MEDIAN([.E3:.I3])" office:value-type="float" office:value="645" calcext:value-type="float">
            <text:p>645</text:p>
          </table:table-cell>
          <table:table-cell table:formula="of:=MEDIAN([.E3:.I3])/60" office:value-type="float" office:value="10.75" calcext:value-type="float">
            <text:p>10.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1060" calcext:value-type="float">
            <text:p>1060</text:p>
          </table:table-cell>
          <table:table-cell office:value-type="float" office:value="1015" calcext:value-type="float">
            <text:p>1015</text:p>
          </table:table-cell>
          <table:table-cell office:value-type="float" office:value="984" calcext:value-type="float">
            <text:p>984</text:p>
          </table:table-cell>
          <table:table-cell table:number-columns-repeated="2" office:value-type="float" office:value="978" calcext:value-type="float">
            <text:p>978</text:p>
          </table:table-cell>
          <table:table-cell table:formula="of:=MEDIAN([.E4:.I4])" office:value-type="float" office:value="984" calcext:value-type="float">
            <text:p>984</text:p>
          </table:table-cell>
          <table:table-cell table:formula="of:=MEDIAN([.E4:.I4])/60" office:value-type="float" office:value="16.4" calcext:value-type="float">
            <text:p>16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10/02/20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ocal</text:p>
          </table:table-cell>
          <table:table-cell office:value-type="float" office:value="1162" calcext:value-type="float">
            <text:p>1162</text:p>
          </table:table-cell>
          <table:table-cell office:value-type="float" office:value="1103" calcext:value-type="float">
            <text:p>1103</text:p>
          </table:table-cell>
          <table:table-cell office:value-type="float" office:value="1250" calcext:value-type="float">
            <text:p>1250</text:p>
          </table:table-cell>
          <table:table-cell office:value-type="float" office:value="1265" calcext:value-type="float">
            <text:p>1265</text:p>
          </table:table-cell>
          <table:table-cell office:value-type="float" office:value="1122" calcext:value-type="float">
            <text:p>1122</text:p>
          </table:table-cell>
          <table:table-cell table:formula="of:=MEDIAN([.E5:.I5])" office:value-type="float" office:value="1162" calcext:value-type="float">
            <text:p>1162</text:p>
          </table:table-cell>
          <table:table-cell table:formula="of:=MEDIAN([.E5:.I5])/60" office:value-type="float" office:value="19.3666666666667" calcext:value-type="float">
            <text:p>19.3666666666667</text:p>
          </table:table-cell>
          <table:table-cell table:number-columns-repeated="1013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0" office:value-type="string" calcext:value-type="string">
            <text:p>Période (date début – date fin)</text:p>
          </table:table-cell>
          <table:table-cell table:style-name="ce20" office:value-type="string" calcext:value-type="string">
            <text:p>Taille de données (octets)</text:p>
          </table:table-cell>
          <table:table-cell table:style-name="ce20" office:value-type="string" calcext:value-type="string">
            <text:p>Driver-memory</text:p>
          </table:table-cell>
          <table:table-cell table:style-name="ce20" office:value-type="string" calcext:value-type="string">
            <text:p>--master </text:p>
          </table:table-cell>
          <table:table-cell table:style-name="ce20" office:value-type="string" calcext:value-type="string">
            <text:p>Essai 1</text:p>
          </table:table-cell>
          <table:table-cell table:style-name="ce20" office:value-type="string" calcext:value-type="string">
            <text:p>Essai 2</text:p>
          </table:table-cell>
          <table:table-cell table:style-name="ce20" office:value-type="string" calcext:value-type="string">
            <text:p>Essai 3</text:p>
          </table:table-cell>
          <table:table-cell table:style-name="ce20" office:value-type="string" calcext:value-type="string">
            <text:p>Essai 4</text:p>
          </table:table-cell>
          <table:table-cell table:style-name="ce20" office:value-type="string" calcext:value-type="string">
            <text:p>Essai 5</text:p>
          </table:table-cell>
          <table:table-cell table:style-name="ce20" office:value-type="string" calcext:value-type="string">
            <text:p>Médiane</text:p>
          </table:table-cell>
          <table:table-cell table:style-name="ce20" office:value-type="string" calcext:value-type="string">
            <text:p>Médiane (min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7/02/2018</text:p>
          </table:table-cell>
          <table:table-cell office:value-type="float" office:value="1028343572" calcext:value-type="float">
            <text:p>1028343572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292" calcext:value-type="float">
            <text:p>292</text:p>
          </table:table-cell>
          <table:table-cell office:value-type="float" office:value="314" calcext:value-type="float">
            <text:p>314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table:formula="of:=MEDIAN([.E17:.I17])" office:value-type="float" office:value="274" calcext:value-type="float">
            <text:p>274</text:p>
          </table:table-cell>
          <table:table-cell table:formula="of:=MEDIAN([.E17:.I17])/60" office:value-type="float" office:value="4.56666666666667" calcext:value-type="float">
            <text:p>4.56666666666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8/02/2018</text:p>
          </table:table-cell>
          <table:table-cell office:value-type="float" office:value="2055167238" calcext:value-type="float">
            <text:p>2055167238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679" calcext:value-type="float">
            <text:p>679</text:p>
          </table:table-cell>
          <table:table-cell office:value-type="float" office:value="761" calcext:value-type="float">
            <text:p>761</text:p>
          </table:table-cell>
          <table:table-cell office:value-type="float" office:value="711" calcext:value-type="float">
            <text:p>711</text:p>
          </table:table-cell>
          <table:table-cell office:value-type="float" office:value="718" calcext:value-type="float">
            <text:p>718</text:p>
          </table:table-cell>
          <table:table-cell office:value-type="float" office:value="651" calcext:value-type="float">
            <text:p>651</text:p>
          </table:table-cell>
          <table:table-cell table:formula="of:=MEDIAN([.E18:.I18])" office:value-type="float" office:value="711" calcext:value-type="float">
            <text:p>711</text:p>
          </table:table-cell>
          <table:table-cell table:formula="of:=MEDIAN([.E18:.I18])/60" office:value-type="float" office:value="11.85" calcext:value-type="float">
            <text:p>11.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07/02/2018 – 09/02/2018</text:p>
          </table:table-cell>
          <table:table-cell office:value-type="float" office:value="3083779157" calcext:value-type="float">
            <text:p>3083779157</text:p>
          </table:table-cell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1042" calcext:value-type="float">
            <text:p>1042</text:p>
          </table:table-cell>
          <table:table-cell office:value-type="float" office:value="1015" calcext:value-type="float">
            <text:p>1015</text:p>
          </table:table-cell>
          <table:table-cell office:value-type="float" office:value="1084" calcext:value-type="float">
            <text:p>1084</text:p>
          </table:table-cell>
          <table:table-cell office:value-type="float" office:value="1076" calcext:value-type="float">
            <text:p>1076</text:p>
          </table:table-cell>
          <table:table-cell office:value-type="float" office:value="1018" calcext:value-type="float">
            <text:p>1018</text:p>
          </table:table-cell>
          <table:table-cell table:formula="of:=MEDIAN([.E19:.I19])" office:value-type="float" office:value="1042" calcext:value-type="float">
            <text:p>1042</text:p>
          </table:table-cell>
          <table:table-cell table:formula="of:=MEDIAN([.E19:.I19])/60" office:value-type="float" office:value="17.3666666666667" calcext:value-type="float">
            <text:p>17.36666666666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7/02/2018 – 10/02/2018</text:p>
          </table:table-cell>
          <table:table-cell table:number-columns-repeated="2"/>
          <table:table-cell table:style-name="ce20" office:value-type="string" calcext:value-type="string">
            <text:p>local[*]</text:p>
          </table:table-cell>
          <table:table-cell office:value-type="float" office:value="1061" calcext:value-type="float">
            <text:p>1061</text:p>
          </table:table-cell>
          <table:table-cell office:value-type="float" office:value="1079" calcext:value-type="float">
            <text:p>1079</text:p>
          </table:table-cell>
          <table:table-cell office:value-type="float" office:value="1010" calcext:value-type="float">
            <text:p>1010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MEDIAN([.E20:.I20])" office:value-type="float" office:value="1047.5" calcext:value-type="float">
            <text:p>1047.5</text:p>
          </table:table-cell>
          <table:table-cell table:formula="of:=MEDIAN([.E20:.I20])/60" office:value-type="float" office:value="17.4583333333333" calcext:value-type="float">
            <text:p>17.4583333333333</text:p>
          </table:table-cell>
          <table:table-cell office:value-type="string" calcext:value-type="string">
            <text:p> bin/spark-submit --class ripeatlasanalysis.traceroutesAnalysis  --master local[*] --driver-memory 30G --conf "spark.network.timeout=10000000" /home/162558/_performances/spark-local/DelayAnalysis-local-mode-0.0.8-SNAPSHOT-jar-with-dependencies.jar  1517961600  1518307200  3600    /home/162558/_performances/input_all/07-09</text:p>
            <text:p/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7/02/2018 – 11/02/2018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0" office:value-type="string" calcext:value-type="string">
            <text:p>local[*]</text:p>
          </table:table-cell>
          <table:table-cell office:value-type="float" office:value="1319" calcext:value-type="float">
            <text:p>1319</text:p>
          </table:table-cell>
          <table:table-cell office:value-type="float" office:value="1243" calcext:value-type="float">
            <text:p>1243</text:p>
          </table:table-cell>
          <table:table-cell office:value-type="float" office:value="1159" calcext:value-type="float">
            <text:p>1159</text:p>
          </table:table-cell>
          <table:table-cell office:value-type="float" office:value="1184" calcext:value-type="float">
            <text:p>1184</text:p>
          </table:table-cell>
          <table:table-cell office:value-type="float" office:value="1228" calcext:value-type="float">
            <text:p>1228</text:p>
          </table:table-cell>
          <table:table-cell table:formula="of:=MEDIAN([.E21:.I21])" office:value-type="float" office:value="1228" calcext:value-type="float">
            <text:p>1228</text:p>
          </table:table-cell>
          <table:table-cell table:formula="of:=MEDIAN([.E21:.I21])/60" office:value-type="float" office:value="20.4666666666667" calcext:value-type="float">
            <text:p>20.4666666666667</text:p>
          </table:table-cell>
          <table:table-cell/>
          <table:table-cell office:value-type="string" calcext:value-type="string">
            <text:p>bin/spark-submit --class ripeatlasanalysis.traceroutesAnalysis  --master local[*] --driver-memory 30G --conf "spark.network.timeout=10000000" /home/162558/_performances/spark-local/DelayAnalysis-local-mode-0.0.8-SNAPSHOT-jar-with-dependencies.jar  1517961600  1518393600  3600  /home/162558/_performances/input_all/07-09</text:p>
            <text:p/>
          </table:table-cell>
          <table:table-cell table:number-columns-repeated="1011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21" office:value-type="string" calcext:value-type="string">
            <text:p>07/02/2018 – 10/02/2018</text:p>
          </table:table-cell>
          <table:table-cell table:style-name="ce21" table:number-columns-repeated="1023"/>
        </table:table-row>
        <table:table-row table:style-name="ro2">
          <table:table-cell table:style-name="ce21" office:value-type="string" calcext:value-type="string">
            <text:p>bin/spark-submit --class ripeatlasanalysis.traceroutesAnalysis  --master local --driver-memory 30G --conf "spark.network.timeout=10000000" /home/162558/_performances/spark-local/DelayAnalysis-local-mode-0.0.8-SNAPSHOT-jar-with-dependencies.jar  1517961600  1518307200 3600  /home/162558/_performances/input_all/07-09</text:p>
            <text:p/>
          </table:table-cell>
          <table:table-cell table:style-name="ce21"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on-local-30G" table:style-name="ta1">
        <table:table-column table:style-name="co10" table:default-cell-style-name="ce18"/>
        <table:table-column table:style-name="co1" table:number-columns-repeated="6" table:default-cell-style-name="ce18"/>
        <table:table-column table:style-name="co11" table:default-cell-style-name="ce18"/>
        <table:table-column table:style-name="co1" table:number-columns-repeated="1016" table:default-cell-style-name="ce18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iane</text:p>
          </table:table-cell>
          <table:table-cell office:value-type="string" calcext:value-type="string">
            <text:p>mediane (min)</text:p>
          </table:table-cell>
          <table:table-cell table:number-columns-repeated="1016"/>
        </table:table-row>
        <table:table-row table:style-name="ro1">
          <table:table-cell table:style-name="ce19" office:value-type="string" calcext:value-type="string">
            <text:p>07/02/2018 – 07/02/2018</text:p>
          </table:table-cell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godb" table:style-name="ta1">
        <table:table-column table:style-name="co12" table:default-cell-style-name="ce18"/>
        <table:table-column table:style-name="co13" table:default-cell-style-name="ce18"/>
        <table:table-column table:style-name="co1" table:number-columns-repeated="7" table:default-cell-style-name="ce18"/>
        <table:table-column table:style-name="co14" table:default-cell-style-name="ce18"/>
        <table:table-column table:style-name="co1" table:number-columns-repeated="1014" table:default-cell-style-name="ce18"/>
        <table:table-row table:style-name="ro1">
          <table:table-cell office:value-type="string" calcext:value-type="string">
            <text:p>Periode</text:p>
          </table:table-cell>
          <table:table-cell office:value-type="string" calcext:value-type="string">
            <text:p>Nb traceroutes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édiane </text:p>
          </table:table-cell>
          <table:table-cell office:value-type="string" calcext:value-type="string">
            <text:p>Mediane minute</text:p>
          </table:table-cell>
          <table:table-cell office:value-type="string" calcext:value-type="string">
            <text:p>Essai 6</text:p>
          </table:table-cell>
          <table:table-cell office:value-type="string" calcext:value-type="string">
            <text:p>Essai 7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07/02/2018 - 07/02/18 </text:p>
          </table:table-cell>
          <table:table-cell table:style-name="ce19"/>
          <table:table-cell table:style-name="ce5" office:value-type="float" office:value="1028343572" calcext:value-type="float">
            <text:p>1028343572</text:p>
          </table:table-cell>
          <table:table-cell office:value-type="float" office:value="749.84" calcext:value-type="float">
            <text:p>749.84</text:p>
          </table:table-cell>
          <table:table-cell office:value-type="float" office:value="748.385" calcext:value-type="float">
            <text:p>748.385</text:p>
          </table:table-cell>
          <table:table-cell office:value-type="float" office:value="742.521" calcext:value-type="float">
            <text:p>742.521</text:p>
          </table:table-cell>
          <table:table-cell office:value-type="float" office:value="746.25" calcext:value-type="float">
            <text:p>746.25</text:p>
          </table:table-cell>
          <table:table-cell office:value-type="float" office:value="741.822" calcext:value-type="float">
            <text:p>741.822</text:p>
          </table:table-cell>
          <table:table-cell table:formula="of:=MEDIAN([.D2:.H2])" office:value-type="float" office:value="746.25" calcext:value-type="float">
            <text:p>746.25</text:p>
          </table:table-cell>
          <table:table-cell table:formula="of:=[.I2]/60" office:value-type="float" office:value="12.4375" calcext:value-type="float">
            <text:p>12.4375</text:p>
          </table:table-cell>
          <table:table-cell office:value-type="float" office:value="743.239" calcext:value-type="float">
            <text:p>743.239</text:p>
          </table:table-cell>
          <table:table-cell office:value-type="float" office:value="745.095" calcext:value-type="float">
            <text:p>745.0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7/02/2018 – 08/02/18 </text:p>
          </table:table-cell>
          <table:table-cell/>
          <table:table-cell office:value-type="float" office:value="2055167238" calcext:value-type="float">
            <text:p>2055167238</text:p>
          </table:table-cell>
          <table:table-cell office:value-type="float" office:value="1519.325" calcext:value-type="float">
            <text:p>1519.325</text:p>
          </table:table-cell>
          <table:table-cell office:value-type="float" office:value="1540.669" calcext:value-type="float">
            <text:p>1540.669</text:p>
          </table:table-cell>
          <table:table-cell office:value-type="float" office:value="1562.08" calcext:value-type="float">
            <text:p>1562.08</text:p>
          </table:table-cell>
          <table:table-cell office:value-type="float" office:value="1505.337" calcext:value-type="float">
            <text:p>1505.337</text:p>
          </table:table-cell>
          <table:table-cell office:value-type="float" office:value="1511.928" calcext:value-type="float">
            <text:p>1511.928</text:p>
          </table:table-cell>
          <table:table-cell table:formula="of:=MEDIAN([.D3:.H3])" office:value-type="float" office:value="1519.325" calcext:value-type="float">
            <text:p>1519.325</text:p>
          </table:table-cell>
          <table:table-cell table:formula="of:=[.I3]/60" office:value-type="float" office:value="25.3220833333333" calcext:value-type="float">
            <text:p>25.32208333333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7/02/2018 – 09/02/18 </text:p>
          </table:table-cell>
          <table:table-cell/>
          <table:table-cell office:value-type="float" office:value="3083779157" calcext:value-type="float">
            <text:p>3083779157</text:p>
          </table:table-cell>
          <table:table-cell office:value-type="float" office:value="2288.49" calcext:value-type="float">
            <text:p>2288.49</text:p>
          </table:table-cell>
          <table:table-cell office:value-type="float" office:value="2277.759" calcext:value-type="float">
            <text:p>2277.759</text:p>
          </table:table-cell>
          <table:table-cell office:value-type="float" office:value="2266.553" calcext:value-type="float">
            <text:p>2266.553</text:p>
          </table:table-cell>
          <table:table-cell office:value-type="float" office:value="2272.922" calcext:value-type="float">
            <text:p>2272.922</text:p>
          </table:table-cell>
          <table:table-cell office:value-type="float" office:value="2270.32" calcext:value-type="float">
            <text:p>2270.32</text:p>
          </table:table-cell>
          <table:table-cell table:formula="of:=MEDIAN([.D4:.H4])" office:value-type="float" office:value="2272.922" calcext:value-type="float">
            <text:p>2272.922</text:p>
          </table:table-cell>
          <table:table-cell table:formula="of:=[.I4]/60" office:value-type="float" office:value="37.8820333333333" calcext:value-type="float">
            <text:p>37.88203333333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7/02/2018 - 10/02/18 </text:p>
          </table:table-cell>
          <table:table-cell/>
          <table:table-cell office:value-type="float" office:value="4113776434" calcext:value-type="float">
            <text:p>4113776434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19" table:number-columns-repeated="2"/>
          <table:table-cell table:style-name="ce5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ws-athena" table:style-name="ta1">
        <table:table-column table:style-name="co1" table:default-cell-style-name="Default"/>
        <table:table-row table:style-name="ro1">
          <table:table-cell/>
        </table:table-row>
      </table:table>
      <table:table table:name="saprk-on-emr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eriode 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medaine</text:p>
          </table:table-cell>
          <table:table-cell office:value-type="string" calcext:value-type="string">
            <text:p>mediane (min)</text:p>
          </table:table-cell>
        </table:table-row>
      </table:table>
      <table:table table:name="Sheet8" table:style-name="ta1">
        <table:shapes>
          <draw:frame draw:z-index="0" draw:style-name="gr1" draw:text-style-name="P1" svg:width="159.82mm" svg:height="90mm" svg:x="176.06mm" svg:y="404.34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64mm" svg:height="93.72mm" svg:x="187.4mm" svg:y="52.3m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5" table:default-cell-style-name="Default"/>
        <table:table-column table:style-name="co1" table:default-cell-style-name="Default"/>
        <table:table-column table:style-name="co16" table:default-cell-style-name="ce18"/>
        <table:table-column table:style-name="co17" table:default-cell-style-name="ce18"/>
        <table:table-column table:style-name="co1" table:number-columns-repeated="16" table:default-cell-style-name="Default"/>
        <table:table-column table:style-name="co18" table:default-cell-style-name="Default"/>
        <table:table-column table:style-name="co1" table:number-columns-repeated="1003" table:default-cell-style-name="Default"/>
        <table:table-row table:style-name="ro1">
          <table:table-cell office:value-type="string" calcext:value-type="string">
            <text:p>Périod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nombre de liens</text:p>
          </table:table-cell>
          <table:table-cell office:value-type="string" calcext:value-type="string">
            <text:p>Nombre traceroutes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<text:span text:style-name="T1">Essai </text:span>3</text:p>
          </table:table-cell>
          <table:table-cell office:value-type="string" calcext:value-type="string">
            <text:p><text:span text:style-name="T1">Essai </text:span>4</text:p>
          </table:table-cell>
          <table:table-cell office:value-type="string" calcext:value-type="string">
            <text:p><text:span text:style-name="T1">Essai </text:span>5</text:p>
          </table:table-cell>
          <table:table-cell office:value-type="string" calcext:value-type="string">
            <text:p><text:span text:style-name="T1">Essai </text:span>6</text:p>
          </table:table-cell>
          <table:table-cell office:value-type="string" calcext:value-type="string">
            <text:p><text:span text:style-name="T1">Essai </text:span>7</text:p>
          </table:table-cell>
          <table:table-cell office:value-type="string" calcext:value-type="string">
            <text:p><text:span text:style-name="T1">Essai </text:span>8</text:p>
          </table:table-cell>
          <table:table-cell office:value-type="string" calcext:value-type="string">
            <text:p><text:span text:style-name="T1">Essai </text:span>9</text:p>
          </table:table-cell>
          <table:table-cell office:value-type="string" calcext:value-type="string">
            <text:p><text:span text:style-name="T1">Essai </text:span>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first quartil</text:p>
          </table:table-cell>
          <table:table-cell office:value-type="string" calcext:value-type="string">
            <text:p>thierd quartil</text:p>
          </table:table-cell>
          <table:table-cell office:value-type="string" calcext:value-type="string">
            <text:p>moyenne (min)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 (min)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07/02/18</text:p>
          </table:table-cell>
          <table:table-cell table:style-name="ce9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94158" calcext:value-type="float">
            <text:p>494158</text:p>
          </table:table-cell>
          <table:table-cell table:style-name="ce9" office:value-type="float" office:value="838" calcext:value-type="float">
            <text:p>838</text:p>
          </table:table-cell>
          <table:table-cell table:style-name="ce9" office:value-type="float" office:value="1137" calcext:value-type="float">
            <text:p>1137</text:p>
          </table:table-cell>
          <table:table-cell table:style-name="ce9" office:value-type="float" office:value="971" calcext:value-type="float">
            <text:p>971</text:p>
          </table:table-cell>
          <table:table-cell table:style-name="ce9" office:value-type="float" office:value="646" calcext:value-type="float">
            <text:p>646</text:p>
          </table:table-cell>
          <table:table-cell table:style-name="ce9" office:value-type="float" office:value="617" calcext:value-type="float">
            <text:p>617</text:p>
          </table:table-cell>
          <table:table-cell table:style-name="ce9" office:value-type="float" office:value="467" calcext:value-type="float">
            <text:p>467</text:p>
          </table:table-cell>
          <table:table-cell table:style-name="ce9" office:value-type="float" office:value="905" calcext:value-type="float">
            <text:p>905</text:p>
          </table:table-cell>
          <table:table-cell table:style-name="ce9" office:value-type="float" office:value="421" calcext:value-type="float">
            <text:p>421</text:p>
          </table:table-cell>
          <table:table-cell table:style-name="ce9" office:value-type="float" office:value="422" calcext:value-type="float">
            <text:p>422</text:p>
          </table:table-cell>
          <table:table-cell table:style-name="ce9" office:value-type="float" office:value="437" calcext:value-type="float">
            <text:p>437</text:p>
          </table:table-cell>
          <table:table-cell table:style-name="ce9" table:formula="of:=MIN([.E2:.N2])" office:value-type="float" office:value="421" calcext:value-type="float">
            <text:p>421</text:p>
          </table:table-cell>
          <table:table-cell table:style-name="ce9" table:formula="of:=MAX([.E2:.N2])" office:value-type="float" office:value="1137" calcext:value-type="float">
            <text:p>1137</text:p>
          </table:table-cell>
          <table:table-cell table:style-name="ce9" table:formula="of:=AVERAGE([.E2:.N2])" office:value-type="float" office:value="686.1" calcext:value-type="float">
            <text:p>686.1</text:p>
          </table:table-cell>
          <table:table-cell table:style-name="ce9" table:formula="of:=MEDIAN([.E2:.N2])" office:value-type="float" office:value="631.5" calcext:value-type="float">
            <text:p>631.5</text:p>
          </table:table-cell>
          <table:table-cell table:style-name="ce9" table:formula="of:=QUARTILE([.E2:.N2];1)" office:value-type="float" office:value="444.5" calcext:value-type="float">
            <text:p>444.5</text:p>
          </table:table-cell>
          <table:table-cell table:style-name="ce9" table:formula="of:=QUARTILE([.E2:.N2];3)" office:value-type="float" office:value="888.25" calcext:value-type="float">
            <text:p>888.25</text:p>
          </table:table-cell>
          <table:table-cell table:style-name="ce10" table:formula="of:=[.Q2]/60" office:value-type="float" office:value="11.435" calcext:value-type="float">
            <text:p>11.435</text:p>
          </table:table-cell>
          <table:table-cell table:style-name="ce9" office:value-type="float" office:value="686.1" calcext:value-type="float">
            <text:p>686.1</text:p>
          </table:table-cell>
          <table:table-cell table:style-name="ce9" office:value-type="float" office:value="11.435" calcext:value-type="float">
            <text:p>11.435</text:p>
          </table:table-cell>
          <table:table-cell table:style-name="ce9" office:value-type="string" calcext:value-type="string">
            <text:p><text:s/>bin/spark-submit --class ripeatlasanalysis.AnalyseTraceroute <text:s text:c="4"/>--master local --driver-memory 30G <text:s/>/home/162558/SparkExample-lowprints-0.0.5-SNAPSHOT-jar-with-dependencies.jar <text:s/>1517961600 <text:s/>1518048000 3600 <text:s/></text:p>
          </table:table-cell>
          <table:table-cell table:style-name="ce9" table:number-columns-repeated="1000"/>
        </table:table-row>
        <table:table-row table:style-name="ro2">
          <table:table-cell table:style-name="ce9" office:value-type="string" calcext:value-type="string">
            <text:p>07/02/2018 – 08/02/2018</text:p>
          </table:table-cell>
          <table:table-cell table:style-name="ce9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987995" calcext:value-type="float">
            <text:p>987995</text:p>
          </table:table-cell>
          <table:table-cell table:style-name="ce9" office:value-type="float" office:value="936" calcext:value-type="float">
            <text:p>936</text:p>
          </table:table-cell>
          <table:table-cell table:style-name="ce9" office:value-type="float" office:value="1034" calcext:value-type="float">
            <text:p>1034</text:p>
          </table:table-cell>
          <table:table-cell table:style-name="ce9" office:value-type="float" office:value="1005" calcext:value-type="float">
            <text:p>1005</text:p>
          </table:table-cell>
          <table:table-cell table:style-name="ce9" office:value-type="float" office:value="954" calcext:value-type="float">
            <text:p>954</text:p>
          </table:table-cell>
          <table:table-cell table:style-name="ce9" office:value-type="float" office:value="874" calcext:value-type="float">
            <text:p>874</text:p>
          </table:table-cell>
          <table:table-cell table:style-name="ce9" office:value-type="float" office:value="852" calcext:value-type="float">
            <text:p>852</text:p>
          </table:table-cell>
          <table:table-cell table:style-name="ce9" office:value-type="float" office:value="855" calcext:value-type="float">
            <text:p>855</text:p>
          </table:table-cell>
          <table:table-cell table:style-name="ce9" office:value-type="float" office:value="951" calcext:value-type="float">
            <text:p>951</text:p>
          </table:table-cell>
          <table:table-cell table:style-name="ce9" office:value-type="float" office:value="924" calcext:value-type="float">
            <text:p>924</text:p>
          </table:table-cell>
          <table:table-cell table:style-name="ce9" office:value-type="float" office:value="864" calcext:value-type="float">
            <text:p>864</text:p>
          </table:table-cell>
          <table:table-cell table:style-name="ce9" table:formula="of:=MIN([.E3:.N3])" office:value-type="float" office:value="852" calcext:value-type="float">
            <text:p>852</text:p>
          </table:table-cell>
          <table:table-cell table:style-name="ce9" table:formula="of:=MAX([.E3:.N3])" office:value-type="float" office:value="1034" calcext:value-type="float">
            <text:p>1034</text:p>
          </table:table-cell>
          <table:table-cell table:style-name="ce9" table:formula="of:=AVERAGE([.E3:.N3])" office:value-type="float" office:value="924.9" calcext:value-type="float">
            <text:p>924.9</text:p>
          </table:table-cell>
          <table:table-cell table:style-name="ce9" table:formula="of:=MEDIAN([.E3:.N3])" office:value-type="float" office:value="930" calcext:value-type="float">
            <text:p>930</text:p>
          </table:table-cell>
          <table:table-cell table:style-name="ce9" table:formula="of:=QUARTILE([.E3:.N3];1)" office:value-type="float" office:value="866.5" calcext:value-type="float">
            <text:p>866.5</text:p>
          </table:table-cell>
          <table:table-cell table:style-name="ce9" table:formula="of:=QUARTILE([.E3:.N3];3)" office:value-type="float" office:value="953.25" calcext:value-type="float">
            <text:p>953.25</text:p>
          </table:table-cell>
          <table:table-cell table:style-name="ce10" table:formula="of:=[.Q3]/60" office:value-type="float" office:value="15.415" calcext:value-type="float">
            <text:p>15.415</text:p>
          </table:table-cell>
          <table:table-cell table:style-name="ce9" office:value-type="float" office:value="924.9" calcext:value-type="float">
            <text:p>924.9</text:p>
          </table:table-cell>
          <table:table-cell table:style-name="ce9" office:value-type="float" office:value="15.415" calcext:value-type="float">
            <text:p>15.415</text:p>
          </table:table-cell>
          <table:table-cell table:style-name="ce9" office:value-type="string" calcext:value-type="string">
            <text:p> bin/spark-submit --class ripeatlasanalysis.AnalyseTraceroute     --master local --driver-memory 30G  /home/162558/SparkExample-lowprints-0.0.5-SNAPSHOT-jar-with-dependencies.jar  1517961600  1518134400 3600 </text:p>
            <text:p/>
          </table:table-cell>
          <table:table-cell table:style-name="ce9" table:number-columns-repeated="1000"/>
        </table:table-row>
        <table:table-row table:style-name="ro3">
          <table:table-cell table:style-name="ce9" office:value-type="string" calcext:value-type="string">
            <text:p>07/02/2018 à 09/02/2018</text:p>
          </table:table-cell>
          <table:table-cell table:style-name="ce9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1481942" calcext:value-type="float">
            <text:p>1481942</text:p>
          </table:table-cell>
          <table:table-cell table:style-name="ce9" office:value-type="float" office:value="1449" calcext:value-type="float">
            <text:p>1449</text:p>
          </table:table-cell>
          <table:table-cell table:style-name="ce9" office:value-type="float" office:value="1930" calcext:value-type="float">
            <text:p>1930</text:p>
          </table:table-cell>
          <table:table-cell table:style-name="ce9" office:value-type="float" office:value="1704" calcext:value-type="float">
            <text:p>1704</text:p>
          </table:table-cell>
          <table:table-cell table:style-name="ce9" table:number-columns-repeated="7"/>
          <table:table-cell table:style-name="ce9" table:formula="of:=MIN([.E4:.N4])" office:value-type="float" office:value="1449" calcext:value-type="float">
            <text:p>1449</text:p>
          </table:table-cell>
          <table:table-cell table:style-name="ce9" table:formula="of:=MAX([.E4:.N4])" office:value-type="float" office:value="1930" calcext:value-type="float">
            <text:p>1930</text:p>
          </table:table-cell>
          <table:table-cell table:style-name="ce9" table:formula="of:=AVERAGE([.E4:.N4])" office:value-type="float" office:value="1694.33333333333" calcext:value-type="float">
            <text:p>1694.33333333333</text:p>
          </table:table-cell>
          <table:table-cell table:style-name="ce9" table:formula="of:=MEDIAN([.E4:.N4])" office:value-type="float" office:value="1704" calcext:value-type="float">
            <text:p>1704</text:p>
          </table:table-cell>
          <table:table-cell table:style-name="ce9" table:formula="of:=QUARTILE([.E4:.N4];1)" office:value-type="float" office:value="1576.5" calcext:value-type="float">
            <text:p>1576.5</text:p>
          </table:table-cell>
          <table:table-cell table:style-name="ce9" table:formula="of:=QUARTILE([.E4:.N4];3)" office:value-type="float" office:value="1817" calcext:value-type="float">
            <text:p>1817</text:p>
          </table:table-cell>
          <table:table-cell table:style-name="ce10" table:formula="of:=[.Q4]/60" office:value-type="float" office:value="28.2388888888889" calcext:value-type="float">
            <text:p>28.2388888888889</text:p>
          </table:table-cell>
          <table:table-cell table:style-name="ce9" office:value-type="float" office:value="1694.33333333333" calcext:value-type="float">
            <text:p>1694.33333333333</text:p>
          </table:table-cell>
          <table:table-cell table:style-name="ce9" office:value-type="float" office:value="28.2388888888889" calcext:value-type="float">
            <text:p>28.2388888888889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220800 3600 </text:p>
          </table:table-cell>
          <table:table-cell table:style-name="ce9" table:number-columns-repeated="1000"/>
        </table:table-row>
        <table:table-row table:style-name="ro1">
          <table:table-cell table:style-name="ce9" office:value-type="string" calcext:value-type="string">
            <text:p>07/02/2018 – 10/02/2018</text:p>
          </table:table-cell>
          <table:table-cell table:style-name="ce9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1976010" calcext:value-type="float">
            <text:p>1976010</text:p>
          </table:table-cell>
          <table:table-cell table:style-name="ce9" office:value-type="float" office:value="2139" calcext:value-type="float">
            <text:p>2139</text:p>
          </table:table-cell>
          <table:table-cell table:style-name="ce9" office:value-type="float" office:value="1714" calcext:value-type="float">
            <text:p>1714</text:p>
          </table:table-cell>
          <table:table-cell table:style-name="ce9" office:value-type="float" office:value="1881" calcext:value-type="float">
            <text:p>1881</text:p>
          </table:table-cell>
          <table:table-cell table:style-name="ce9" office:value-type="float" office:value="1868" calcext:value-type="float">
            <text:p>1868</text:p>
          </table:table-cell>
          <table:table-cell table:style-name="ce9" office:value-type="float" office:value="1992" calcext:value-type="float">
            <text:p>1992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2102" calcext:value-type="float">
            <text:p>2102</text:p>
          </table:table-cell>
          <table:table-cell table:style-name="ce9" office:value-type="float" office:value="1761" calcext:value-type="float">
            <text:p>1761</text:p>
          </table:table-cell>
          <table:table-cell table:style-name="ce9" office:value-type="float" office:value="2142" calcext:value-type="float">
            <text:p>2142</text:p>
          </table:table-cell>
          <table:table-cell table:style-name="ce9" office:value-type="float" office:value="2038" calcext:value-type="float">
            <text:p>2038</text:p>
          </table:table-cell>
          <table:table-cell table:style-name="ce9" table:formula="of:=MIN([.E5:.N5])" office:value-type="float" office:value="1714" calcext:value-type="float">
            <text:p>1714</text:p>
          </table:table-cell>
          <table:table-cell table:style-name="ce9" table:formula="of:=MAX([.E5:.N5])" office:value-type="float" office:value="2142" calcext:value-type="float">
            <text:p>2142</text:p>
          </table:table-cell>
          <table:table-cell table:style-name="ce9" table:formula="of:=AVERAGE([.E5:.N5])" office:value-type="float" office:value="1968.5" calcext:value-type="float">
            <text:p>1968.5</text:p>
          </table:table-cell>
          <table:table-cell table:style-name="ce9" table:formula="of:=MEDIAN([.E5:.N5])" office:value-type="float" office:value="2015" calcext:value-type="float">
            <text:p>2015</text:p>
          </table:table-cell>
          <table:table-cell table:style-name="ce9" table:formula="of:=QUARTILE([.E5:.N5];1)" office:value-type="float" office:value="1871.25" calcext:value-type="float">
            <text:p>1871.25</text:p>
          </table:table-cell>
          <table:table-cell table:style-name="ce9" table:formula="of:=QUARTILE([.E5:.N5];3)" office:value-type="float" office:value="2088.5" calcext:value-type="float">
            <text:p>2088.5</text:p>
          </table:table-cell>
          <table:table-cell table:style-name="ce10" table:formula="of:=[.T5]/60" office:value-type="float" office:value="34.8083333333333" calcext:value-type="float">
            <text:p>34.8083333333333</text:p>
          </table:table-cell>
          <table:table-cell table:style-name="ce9" office:value-type="float" office:value="1926.5" calcext:value-type="float">
            <text:p>1926.5</text:p>
          </table:table-cell>
          <table:table-cell table:style-name="ce9" office:value-type="float" office:value="32.1083333333333" calcext:value-type="float">
            <text:p>32.1083333333333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307200 3600</text:p>
          </table:table-cell>
          <table:table-cell table:style-name="ce9" table:number-columns-repeated="1000"/>
        </table:table-row>
        <table:table-row table:style-name="ro1">
          <table:table-cell table:style-name="ce9" office:value-type="string" calcext:value-type="string">
            <text:p>07/02/2018 – 11/02/2018</text:p>
          </table:table-cell>
          <table:table-cell table:style-name="ce9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2470027" calcext:value-type="float">
            <text:p>2470027</text:p>
          </table:table-cell>
          <table:table-cell table:style-name="ce9" office:value-type="float" office:value="3116" calcext:value-type="float">
            <text:p>3116</text:p>
          </table:table-cell>
          <table:table-cell table:style-name="ce9" office:value-type="float" office:value="3030" calcext:value-type="float">
            <text:p>3030</text:p>
          </table:table-cell>
          <table:table-cell table:style-name="ce9" office:value-type="float" office:value="3161" calcext:value-type="float">
            <text:p>3161</text:p>
          </table:table-cell>
          <table:table-cell table:style-name="ce9" office:value-type="float" office:value="3033" calcext:value-type="float">
            <text:p>3033</text:p>
          </table:table-cell>
          <table:table-cell table:style-name="ce9" office:value-type="float" office:value="3169" calcext:value-type="float">
            <text:p>3169</text:p>
          </table:table-cell>
          <table:table-cell table:style-name="ce9" office:value-type="float" office:value="3001" calcext:value-type="float">
            <text:p>3001</text:p>
          </table:table-cell>
          <table:table-cell table:style-name="ce9" office:value-type="float" office:value="2773" calcext:value-type="float">
            <text:p>2773</text:p>
          </table:table-cell>
          <table:table-cell table:style-name="ce9" office:value-type="float" office:value="2937" calcext:value-type="float">
            <text:p>2937</text:p>
          </table:table-cell>
          <table:table-cell table:style-name="ce9" office:value-type="float" office:value="3319" calcext:value-type="float">
            <text:p>3319</text:p>
          </table:table-cell>
          <table:table-cell table:style-name="ce9" office:value-type="float" office:value="3122" calcext:value-type="float">
            <text:p>3122</text:p>
          </table:table-cell>
          <table:table-cell table:style-name="ce9" table:formula="of:=MIN([.E6:.N6])" office:value-type="float" office:value="2773" calcext:value-type="float">
            <text:p>2773</text:p>
          </table:table-cell>
          <table:table-cell table:style-name="ce9" table:formula="of:=MAX([.E6:.N6])" office:value-type="float" office:value="3319" calcext:value-type="float">
            <text:p>3319</text:p>
          </table:table-cell>
          <table:table-cell table:style-name="ce9" table:formula="of:=AVERAGE([.E6:.N6])" office:value-type="float" office:value="3066.1" calcext:value-type="float">
            <text:p>3066.1</text:p>
          </table:table-cell>
          <table:table-cell table:style-name="ce9" table:formula="of:=MEDIAN([.E6:.N6])" office:value-type="float" office:value="3074.5" calcext:value-type="float">
            <text:p>3074.5</text:p>
          </table:table-cell>
          <table:table-cell table:style-name="ce9" table:formula="of:=QUARTILE([.E6:.N6];1)" office:value-type="float" office:value="3008.25" calcext:value-type="float">
            <text:p>3008.25</text:p>
          </table:table-cell>
          <table:table-cell table:style-name="ce9" table:formula="of:=QUARTILE([.E6:.N6];3)" office:value-type="float" office:value="3151.25" calcext:value-type="float">
            <text:p>3151.25</text:p>
          </table:table-cell>
          <table:table-cell table:style-name="ce10" table:formula="of:=[.Q6]/60" office:value-type="float" office:value="51.1016666666667" calcext:value-type="float">
            <text:p>51.1016666666667</text:p>
          </table:table-cell>
          <table:table-cell table:style-name="ce9" office:value-type="float" office:value="3073" calcext:value-type="float">
            <text:p>3073</text:p>
          </table:table-cell>
          <table:table-cell table:style-name="ce9" office:value-type="float" office:value="51.2166666666667" calcext:value-type="float">
            <text:p>51.2166666666667</text:p>
          </table:table-cell>
          <table:table-cell table:style-name="ce9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393600 3600 </text:p>
          </table:table-cell>
          <table:table-cell table:style-name="ce9" table:number-columns-repeated="1000"/>
        </table:table-row>
        <table:table-row table:style-name="ro1">
          <table:table-cell table:style-name="ce10" office:value-type="string" calcext:value-type="string">
            <text:p>07/02/2018 – 12/02/2018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2965041" calcext:value-type="float">
            <text:p>2965041</text:p>
          </table:table-cell>
          <table:table-cell table:style-name="ce10" office:value-type="float" office:value="4609" calcext:value-type="float">
            <text:p>4609</text:p>
          </table:table-cell>
          <table:table-cell table:style-name="ce10" office:value-type="float" office:value="4161" calcext:value-type="float">
            <text:p>4161</text:p>
          </table:table-cell>
          <table:table-cell table:style-name="ce10" office:value-type="float" office:value="5627" calcext:value-type="float">
            <text:p>5627</text:p>
          </table:table-cell>
          <table:table-cell table:style-name="ce10" office:value-type="float" office:value="4087" calcext:value-type="float">
            <text:p>4087</text:p>
          </table:table-cell>
          <table:table-cell table:style-name="ce10" office:value-type="float" office:value="4108" calcext:value-type="float">
            <text:p>4108</text:p>
          </table:table-cell>
          <table:table-cell table:style-name="ce10" office:value-type="float" office:value="4024" calcext:value-type="float">
            <text:p>4024</text:p>
          </table:table-cell>
          <table:table-cell table:style-name="ce10" table:number-columns-repeated="4"/>
          <table:table-cell table:style-name="ce10" table:formula="of:=MIN([.E7:.N7])" office:value-type="float" office:value="4024" calcext:value-type="float">
            <text:p>4024</text:p>
          </table:table-cell>
          <table:table-cell table:style-name="ce10" table:formula="of:=MAX([.E7:.N7])" office:value-type="float" office:value="5627" calcext:value-type="float">
            <text:p>5627</text:p>
          </table:table-cell>
          <table:table-cell table:style-name="ce10" table:formula="of:=AVERAGE([.E7:.N7])" office:value-type="float" office:value="4436" calcext:value-type="float">
            <text:p>4436</text:p>
          </table:table-cell>
          <table:table-cell table:style-name="ce10" table:formula="of:=MEDIAN([.E7:.N7])" office:value-type="float" office:value="4134.5" calcext:value-type="float">
            <text:p>4134.5</text:p>
          </table:table-cell>
          <table:table-cell table:style-name="ce10" table:formula="of:=QUARTILE([.E7:.N7];1)" office:value-type="float" office:value="4092.25" calcext:value-type="float">
            <text:p>4092.25</text:p>
          </table:table-cell>
          <table:table-cell table:style-name="ce10" table:formula="of:=QUARTILE([.E7:.N7];3)" office:value-type="float" office:value="4497" calcext:value-type="float">
            <text:p>4497</text:p>
          </table:table-cell>
          <table:table-cell table:style-name="ce10" table:formula="of:=[.Q7]/60" office:value-type="float" office:value="73.9333333333333" calcext:value-type="float">
            <text:p>73.9333333333333</text:p>
          </table:table-cell>
          <table:table-cell table:style-name="ce10" table:number-columns-repeated="2"/>
          <table:table-cell table:style-name="ce10" office:value-type="string" calcext:value-type="string">
            <text:p><text:s/>bin/spark-submit --class ripeatlasanalysis.AnalyseTraceroute <text:s text:c="4"/>--master local --driver-memory 30G <text:s/>--conf "spark.network.timeout=10000000" <text:s text:c="2"/>/home/162558/SparkExample-lowprints-0.0.5-SNAPSHOT-jar-with-dependencies.jar <text:s/>1517961600 <text:s/>1518480000 3600</text:p>
          </table:table-cell>
          <table:table-cell table:style-name="ce10" table:number-columns-repeated="1000"/>
        </table:table-row>
        <table:table-row table:style-name="ro1">
          <table:table-cell table:style-name="ce11" office:value-type="string" calcext:value-type="string">
            <text:p>07/02/2018 – 13/02/2018</text:p>
          </table:table-cell>
          <table:table-cell table:style-name="ce12" office:value-type="float" office:value="7" calcext:value-type="float">
            <text:p>7</text:p>
          </table:table-cell>
          <table:table-cell table:style-name="ce15"/>
          <table:table-cell table:style-name="ce15" office:value-type="float" office:value="3460005" calcext:value-type="float">
            <text:p>3460005</text:p>
          </table:table-cell>
          <table:table-cell table:style-name="ce12" office:value-type="float" office:value="5400" calcext:value-type="float">
            <text:p>5400</text:p>
          </table:table-cell>
          <table:table-cell table:style-name="ce12" office:value-type="float" office:value="5268" calcext:value-type="float">
            <text:p>5268</text:p>
          </table:table-cell>
          <table:table-cell table:style-name="ce12" office:value-type="float" office:value="4307" calcext:value-type="float">
            <text:p>4307</text:p>
          </table:table-cell>
          <table:table-cell table:style-name="ce12" table:number-columns-repeated="7"/>
          <table:table-cell table:style-name="ce10" table:formula="of:=MIN([.E8:.N8])" office:value-type="float" office:value="4307" calcext:value-type="float">
            <text:p>4307</text:p>
          </table:table-cell>
          <table:table-cell table:style-name="ce10" table:formula="of:=MAX([.E8:.N8])" office:value-type="float" office:value="5400" calcext:value-type="float">
            <text:p>5400</text:p>
          </table:table-cell>
          <table:table-cell table:style-name="ce10" table:formula="of:=AVERAGE([.E8:.N8])" office:value-type="float" office:value="4991.66666666667" calcext:value-type="float">
            <text:p>4991.66666666667</text:p>
          </table:table-cell>
          <table:table-cell table:style-name="ce10" table:formula="of:=MEDIAN([.E8:.N8])" office:value-type="float" office:value="5268" calcext:value-type="float">
            <text:p>5268</text:p>
          </table:table-cell>
          <table:table-cell table:style-name="ce10" table:formula="of:=QUARTILE([.E8:.N8];1)" office:value-type="float" office:value="4787.5" calcext:value-type="float">
            <text:p>4787.5</text:p>
          </table:table-cell>
          <table:table-cell table:style-name="ce10" table:formula="of:=QUARTILE([.E8:.N8];3)" office:value-type="float" office:value="5334" calcext:value-type="float">
            <text:p>5334</text:p>
          </table:table-cell>
          <table:table-cell table:style-name="ce10" table:formula="of:=[.Q8]/60" office:value-type="float" office:value="83.1944444444444" calcext:value-type="float">
            <text:p>83.1944444444444</text:p>
          </table:table-cell>
          <table:table-cell table:style-name="ce12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rk-rdd-vs-datas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 style:data-style-name="N2" text:time-value="17:34:48.919151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4:49:31.250241590</meta:creation-date>
    <meta:generator>LibreOffice/6.0.7.3$Linux_X86_64 LibreOffice_project/00m0$Build-3</meta:generator>
    <dc:date>2019-05-28T23:19:55.146916980</dc:date>
    <meta:editing-duration>P2DT6H2M36S</meta:editing-duration>
    <meta:editing-cycles>24</meta:editing-cycles>
    <meta:document-statistic meta:table-count="9" meta:cell-count="44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13cm" svg:y="0.316cm" chart:style-name="ch2">
          <text:p>Temps d'exécution suivant la mémoire allouée au driver</text:p>
        </chart:title>
        <chart:legend chart:legend-position="end" svg:x="13.843cm" svg:y="3.952cm" style:legend-expansion="high" chart:style-name="ch3"/>
        <chart:plot-area chart:style-name="ch4" table:cell-range-address="'Spark-check-driver-memory'.C2:'Spark-check-driver-memory'.C22 'Spark-check-driver-memory'.G2:'Spark-check-driver-memory'.G22" chart:data-source-has-labels="row" svg:x="1.331cm" svg:y="1.275cm" svg:width="12.192cm" svg:height="6.564cm">
          <chartooo:coordinate-region svg:x="2.323cm" svg:y="1.474cm" svg:width="11.013cm" svg:height="5.718cm"/>
          <chart:axis chart:dimension="x" chart:name="primary-x" chart:style-name="ch5">
            <chart:title svg:x="5.121cm" svg:y="8.019cm" chart:style-name="ch6">
              <text:p>Mémoire allouée au driver (Go)</text:p>
            </chart:title>
          </chart:axis>
          <chart:axis chart:dimension="y" chart:name="primary-y" chart:style-name="ch5">
            <chart:title svg:x="0.451cm" svg:y="6.81cm" chart:style-name="ch7">
              <text:p>Temps d'exécution (secondes)</text:p>
            </chart:title>
            <chart:grid chart:style-name="ch8" chart:class="major"/>
          </chart:axis>
          <chart:series chart:style-name="ch9" chart:values-cell-range-address="'Spark-check-driver-memory'.C2:'Spark-check-driver-memory'.C22" loext:label-string="data_1go" chart:class="chart:line">
            <chart:data-point chart:repeated="21"/>
          </chart:series>
          <chart:series chart:style-name="ch10" chart:values-cell-range-address="'Spark-check-driver-memory'.G2:'Spark-check-driver-memory'.G22" loext:label-string="data_2go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_1go</text:p>
              </table:table-cell>
              <table:table-cell office:value-type="string">
                <text:p>data_2g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ark-check-driver-memory'.C2:'Spark-check-driver-memory'.C22</svg:desc>
                </draw:g>
              </table:table-cell>
              <table:table-cell office:value-type="float" office:value="0">
                <text:p>0</text:p>
                <draw:g>
                  <svg:desc>'Spark-check-driver-memory'.G2:'Spark-check-driver-memory'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1">
                <text:p>291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">
                <text:p>313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">
                <text:p>288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0">
                <text:p>280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1">
                <text:p>291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">
                <text:p>325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0">
                <text:p>34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4">
                <text:p>29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6">
                <text:p>326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1">
                <text:p>35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2">
                <text:p>32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">
                <text:p>30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8">
                <text:p>308</text:p>
              </table:table-cell>
              <table:table-cell office:value-type="float" office:value="718">
                <text:p>7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3cm" svg:height="9.001cm" xlink:href="." xlink:type="simple" chart:class="chart:stock" chart:style-name="ch1">
        <chart:legend chart:legend-position="end" svg:x="14.533cm" svg:y="4.201cm" style:legend-expansion="high" chart:style-name="ch2"/>
        <chart:plot-area chart:style-name="ch3" chart:data-source-has-labels="both" svg:x="0.319cm" svg:y="0.18cm" svg:width="13.895cm" svg:height="8.641cm">
          <chartooo:coordinate-region svg:x="1.311cm" svg:y="0.379cm" svg:width="12.903cm" svg:height="8.243cm"/>
          <chart:axis chart:dimension="x" chart:name="primary-x" chart:style-name="ch4" chartooo:axis-type="text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attached-axis="primary-y">
            <chart:data-point/>
          </chart:series>
          <chart:series chart:values-cell-range-address="local-table.$B$2:.$B$6" chart:label-cell-address="local-table.$B$1" chart:attached-axis="primary-y">
            <chart:data-point/>
          </chart:series>
          <chart:series chart:values-cell-range-address="local-table.$C$2:.$C$6" chart:label-cell-address="local-table.$C$1" chart:attached-axis="primary-y">
            <chart:data-point/>
          </chart:series>
          <chart:series chart:attached-axis="primary-y">
            <chart:data-point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21">
                <text:p>421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52">
                <text:p>852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449">
                <text:p>1449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714">
                <text:p>1714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773">
                <text:p>2773</text:p>
              </table:table-cell>
              <table:table-cell office:value-type="float" office:value="3319">
                <text:p>33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japanese-candle-stick="true"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65cm" svg:height="9.373cm" xlink:href="." xlink:type="simple" chart:class="chart:stock" chart:style-name="ch1">
        <chart:title svg:x="0.848cm" svg:y="0.323cm" chart:style-name="ch2">
          <text:p>Les temps d'exécution en fonction de la taille de l'ensemble de données</text:p>
        </chart:title>
        <chart:plot-area chart:style-name="ch3" chart:data-source-has-labels="both" svg:x="1.33cm" svg:y="1.289cm" svg:width="14.316cm" svg:height="6.916cm">
          <chartooo:coordinate-region svg:x="2.322cm" svg:y="1.488cm" svg:width="13.324cm" svg:height="6.07cm"/>
          <chart:axis chart:dimension="x" chart:name="primary-x" chart:style-name="ch4" chartooo:axis-type="text">
            <chart:title svg:x="6.764cm" svg:y="8.392cm" chart:style-name="ch5">
              <text:p>Taille de données (GB)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7cm" chart:style-name="ch7">
              <text:p>Temps d'exécution (secondes)</text:p>
            </chart:title>
            <chart:grid chart:style-name="ch8" chart:class="major"/>
          </chart:axis>
          <chart:series chart:values-cell-range-address="local-table.$B$2:.$B$7" chart:label-cell-address="local-table.$B$1" chart:attached-axis="primary-y">
            <chart:data-point chart:repeated="6"/>
          </chart:series>
          <chart:series chart:values-cell-range-address="local-table.$C$2:.$C$7" chart:label-cell-address="local-table.$C$1" chart:attached-axis="primary-y">
            <chart:data-point chart:repeated="6"/>
          </chart:series>
          <chart:series chart:values-cell-range-address="local-table.$D$2:.$D$7" chart:label-cell-address="local-table.$D$1" chart:attached-axis="primary-y">
            <chart:data-point chart:repeated="6"/>
          </chart:series>
          <chart:series chart:values-cell-range-address="local-table.$E$2:.$E$7" chart:label-cell-address="local-table.$E$1" chart:attached-axis="primary-y">
            <chart:data-point chart:repeated="6"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.5">
                <text:p>444.5</text:p>
              </table:table-cell>
              <table:table-cell office:value-type="float" office:value="421">
                <text:p>421</text:p>
              </table:table-cell>
              <table:table-cell office:value-type="float" office:value="1137">
                <text:p>1137</text:p>
              </table:table-cell>
              <table:table-cell office:value-type="float" office:value="888.25">
                <text:p>888.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6.5">
                <text:p>866.5</text:p>
              </table:table-cell>
              <table:table-cell office:value-type="float" office:value="852">
                <text:p>852</text:p>
              </table:table-cell>
              <table:table-cell office:value-type="float" office:value="1034">
                <text:p>1034</text:p>
              </table:table-cell>
              <table:table-cell office:value-type="float" office:value="953.25">
                <text:p>953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76.5">
                <text:p>1576.5</text:p>
              </table:table-cell>
              <table:table-cell office:value-type="float" office:value="1449">
                <text:p>1449</text:p>
              </table:table-cell>
              <table:table-cell office:value-type="float" office:value="1930">
                <text:p>1930</text:p>
              </table:table-cell>
              <table:table-cell office:value-type="float" office:value="1817">
                <text:p>1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71.25">
                <text:p>1871.25</text:p>
              </table:table-cell>
              <table:table-cell office:value-type="float" office:value="1714">
                <text:p>1714</text:p>
              </table:table-cell>
              <table:table-cell office:value-type="float" office:value="2142">
                <text:p>2142</text:p>
              </table:table-cell>
              <table:table-cell office:value-type="float" office:value="2088.5">
                <text:p>208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8.25">
                <text:p>3008.25</text:p>
              </table:table-cell>
              <table:table-cell office:value-type="float" office:value="2773">
                <text:p>2773</text:p>
              </table:table-cell>
              <table:table-cell office:value-type="float" office:value="3319">
                <text:p>3319</text:p>
              </table:table-cell>
              <table:table-cell office:value-type="float" office:value="3151.25">
                <text:p>3151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92.25">
                <text:p>4092.25</text:p>
              </table:table-cell>
              <table:table-cell office:value-type="float" office:value="4024">
                <text:p>4024</text:p>
              </table:table-cell>
              <table:table-cell office:value-type="float" office:value="5627">
                <text:p>5627</text:p>
              </table:table-cell>
              <table:table-cell office:value-type="float" office:value="4497">
                <text:p>44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